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HandlerArgNamesTests.testArgNames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NamespaceHandlerArgNamesTests.testArgName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